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8048e57e-7fff-7880-4734-28f216284d25"/>2025-06-18 10.45 AM</text:p>
      <text:p text:style-name="Text_20_body"/>
      <text:p text:style-name="P2">“<text:span text:style-name="T1">What really matters when you die?”</text:span></text:p>
      <text:p text:style-name="P2">“<text:span text:style-name="T1">What really matters when you are dying?”</text:span></text:p>
      <text:p text:style-name="Text_20_body"/>
      <text:p text:style-name="P1">Once you are dead, I don't think anything matters thereafter.</text:p>
      <text:p text:style-name="P1">But once you are dying… Is it wrong to ask for a little bit of comfort, a little bit of support of “a family”? Or are we supposed to just be aware of our death and accept it the way it is?</text:p>
      <text:p text:style-name="Text_20_body"/>
      <text:p text:style-name="P2">“<text:span text:style-name="T1">What if you are in sickness? What if you are sick?”</text:span></text:p>
      <text:p text:style-name="P1">Are we just supposed to pass away quietly still? Without bringing any discomfort to anyone, anybody.</text:p>
      <text:p text:style-name="Text_20_body"/>
      <text:p text:style-name="P1">One thing I am definitely not supposed to worry about is the expectations of other people. If they are “empty handed”, they would like a dollar. If they have a dollar, they would want 2 dollars or 10 dollars.</text:p>
      <text:p text:style-name="Text_20_body"/>
      <text:p text:style-name="P1">You can't even die in peace. Just if you like more context, I am talking about my mother.</text:p>
      <text:p text:style-name="Text_20_body"/>
      <text:p text:style-name="P1">I don't know what I am talking about. I don't know what to write about. </text:p>
      <text:p text:style-name="Text_20_body"/>
      <text:p text:style-name="P1">This day of low health (but really good weather with cloudy sky and a day out at the temple) made me think about my death in my meditation. </text:p>
      <text:p text:style-name="Text_20_body"/>
      <text:p text:style-name="P1">Speaking of death: what are my assets and what are my liabilities?</text:p>
      <text:p text:style-name="Text_20_body"/>
      <text:p text:style-name="P1">At the end of the day, a conversation about death circles back to money and finance.</text:p>
      <text:p text:style-name="P1">How much do you have?</text:p>
      <text:p text:style-name="P1">How much do you owe?</text:p>
      <text:p text:style-name="Text_20_body"/>
      <text:p text:style-name="P1">I owe my SBI bank some 41 lakh rupees. But that is a home loan, considered a “good loan” - one that is backed by an asset.</text:p>
      <text:p text:style-name="Text_20_body"/>
      <text:p text:style-name="P1">Surprisingly, nothing else :D </text:p>
      <text:p text:style-name="P1">There was a car loan also but I repaid that one. :D</text:p>
      <text:p text:style-name="Text_20_body"/>
      <text:p text:style-name="P1">My assets are at a low. At about 3.5 lakhs. I mean I wouldn't know what I would do in an emergency. Times are tough.</text:p>
      <text:p text:style-name="Text_20_body"><text:soft-page-break/></text:p>
      <text:p text:style-name="P1">Dikhya just pinged with a “?”</text:p>
      <text:p text:style-name="P1">I sent her a quick text “call?” Followed by :</text:p>
      <text:p text:style-name="P2">“<text:span text:style-name="T1">I was not keeping well.</text:span></text:p>
      <text:p text:style-name="P1">Could not raise the matter with you.</text:p>
      <text:p text:style-name="P1">Apologies for my absence. Pls convey my message to your father also who was trying to reach out.</text:p>
      <text:p text:style-name="P1">Not a good day. Feeling low.”</text:p>
      <text:p text:style-name="Text_20_body"/>
      <text:p text:style-name="P1">I hope it resolves the issue and any miscommunication or any communication gap.</text:p>
      <text:p text:style-name="Text_20_body"/>
      <text:p text:style-name="P1">I think I am going to watch one of Ankur Warikoo's videos on Finance and rest and relax with it.</text:p>
      <text:p text:style-name="Text_20_body"/>
      <text:p text:style-name="P1">There is this book by Ankur Warikoo that's titled “Make Epic Money”. I don't know what to make out of the title because sometimes making Epic money would seem like an unreasonable target when all you want to do is just come out of a financial trough.</text:p>
      <text:p text:style-name="Text_20_body"/>
      <text:p text:style-name="P1">Thanks!</text:p>
      <text:p text:style-name="P3"><text:span text:style-name="T2">God bless!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5:08:19.051259797</meta:creation-date>
    <meta:generator>LibreOffice/24.2.7.2$Linux_X86_64 LibreOffice_project/420$Build-2</meta:generator>
    <dc:date>2025-06-18T15:08:40.466036249</dc:date>
    <meta:editing-duration>PT23S</meta:editing-duration>
    <meta:editing-cycles>1</meta:editing-cycles>
    <meta:document-statistic meta:table-count="0" meta:image-count="0" meta:object-count="0" meta:page-count="2" meta:paragraph-count="30" meta:word-count="436" meta:character-count="2216" meta:non-whitespace-character-count="1807"/>
  </office:meta>
</office:document-meta>
</file>